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5in" style:rel-column-width="13721*"/>
    </style:style>
    <style:style style:name="Instructions.B" style:family="table-column">
      <style:table-column-properties style:column-width="0.5014in" style:rel-column-width="4742*"/>
    </style:style>
    <style:style style:name="Instructions.C" style:family="table-column">
      <style:table-column-properties style:column-width="1.1979in" style:rel-column-width="11338*"/>
    </style:style>
    <style:style style:name="Instructions.D" style:family="table-column">
      <style:table-column-properties style:column-width="0.8181in" style:rel-column-width="7741*"/>
    </style:style>
    <style:style style:name="Instructions.E" style:family="table-column">
      <style:table-column-properties style:column-width="0.7264in" style:rel-column-width="6877*"/>
    </style:style>
    <style:style style:name="Instructions.F" style:family="table-column">
      <style:table-column-properties style:column-width="0.7271in" style:rel-column-width="6881*"/>
    </style:style>
    <style:style style:name="Instructions.H" style:family="table-column">
      <style:table-column-properties style:column-width="0.5014in" style:rel-column-width="4747*"/>
    </style:style>
    <style:style style:name="Instructions.I" style:family="table-column">
      <style:table-column-properties style:column-width="0.5014in"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54in"/>
    </style:style>
    <style:style style:name="Table2.H" style:family="table-column">
      <style:table-column-properties style:column-width="0.584in"/>
    </style:style>
    <style:style style:name="Table2.I" style:family="table-column">
      <style:table-column-properties style:column-width="0.5826in"/>
    </style:style>
    <style:style style:name="Table2.J" style:family="table-column">
      <style:table-column-properties style:column-width="0.7847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2.6" style:family="table-row">
      <style:table-row-properties style:min-row-height="1.1924in"/>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6"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8" style:family="paragraph" style:parent-style-name="Standard">
      <style:paragraph-properties fo:margin-top="0in" fo:margin-bottom="0.0835in" style:text-autospace="non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Standard" style:list-style-name="L2"/>
    <style:style style:name="P24" style:family="paragraph" style:parent-style-name="Standard" style:list-style-name="L1"/>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12"/>
    <style:style style:name="P32" style:family="paragraph" style:parent-style-name="Standard" style:list-style-name="L13">
      <style:text-properties style:font-name="Times New Roman" fo:font-size="12pt" style:font-size-asian="12pt" style:font-size-complex="12pt"/>
    </style:style>
    <style:style style:name="P33" style:family="paragraph" style:parent-style-name="Standard" style:list-style-name="L14">
      <style:text-properties style:font-name="Times New Roman" fo:font-size="12pt" style:font-size-asian="12pt" style:font-size-complex="12pt"/>
    </style:style>
    <style:style style:name="P34" style:family="paragraph" style:parent-style-name="Standard" style:list-style-name="L15">
      <style:text-properties style:font-name="Times New Roman" fo:font-size="12pt" style:font-size-asian="12pt" style:font-size-complex="12pt"/>
    </style:style>
    <style:style style:name="P35" style:family="paragraph" style:parent-style-name="Standard" style:list-style-name="L16"/>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2" style:family="paragraph" style:parent-style-name="Standard" style:list-style-name="L10">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3" style:family="paragraph" style:parent-style-name="Standard" style:list-style-name="L11">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4" style:family="paragraph" style:parent-style-name="Heading_20_1" style:master-page-name="First_20_Page">
      <style:paragraph-properties style:page-number="auto"/>
    </style:style>
    <style:style style:name="P45" style:family="paragraph">
      <style:paragraph-properties style:writing-mode="lr-tb"/>
    </style:style>
    <style:style style:name="P4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fo:color="#0013a9" style:font-name="Times New Roman" fo:font-size="12pt" style:font-name-asian="Helvetica1" style:font-size-asian="12pt" style:font-name-complex="Helvetica1" style:font-size-complex="12pt"/>
    </style:style>
    <style:style style:name="T12" style:family="text">
      <style:text-properties style:font-name="Times New Roman" fo:font-size="12pt" style:font-size-asian="12pt" style:font-size-complex="12pt"/>
    </style:style>
    <style:style style:name="T13" style:family="text">
      <style:text-properties fo:color="#274fad" style:font-name="Times New Roman" fo:font-size="12pt" style:font-name-asian="Helvetica1" style:font-size-asian="12pt" style:font-name-complex="Helvetica1"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3218416" text:id="ct503218416">
          <text:deletion>
            <office:change-info>
              <dc:creator>Bob Jacobsen</dc:creator>
              <dc:date>2013-08-01T21:42:00</dc:date>
            </office:change-info>
            <text:p text:style-name="Standard">It's available in the GNU tool chain via the</text:p>
          </text:deletion>
        </text:changed-region>
        <text:changed-region xml:id="ct479971312" text:id="ct479971312">
          <text:insertion>
            <office:change-info>
              <dc:creator>Bob Jacobsen</dc:creator>
              <dc:date>2013-08-01T21:42:00</dc:date>
            </office:change-info>
          </text:insertion>
        </text:changed-region>
        <text:changed-region xml:id="ct500453136" text:id="ct500453136">
          <text:deletion>
            <office:change-info>
              <dc:creator>Bob Jacobsen</dc:creator>
              <dc:date>2013-08-01T21:43:00</dc:date>
            </office:change-info>
            <text:p text:style-name="Standard">.</text:p>
          </text:deletion>
        </text:changed-region>
        <text:changed-region xml:id="ct53773792" text:id="ct53773792">
          <text:insertion>
            <office:change-info>
              <dc:creator>Bob Jacobsen</dc:creator>
              <dc:date>2013-08-01T21:43:00</dc:date>
            </office:change-info>
          </text:insertion>
        </text:changed-region>
        <text:changed-region xml:id="ct54372544" text:id="ct54372544">
          <text:deletion>
            <office:change-info>
              <dc:creator>Bob Jacobsen</dc:creator>
              <dc:date>2013-05-05T18:31:00</dc:date>
            </office:change-info>
            <text:p text:style-name="Standard">or not present </text:p>
          </text:deletion>
        </text:changed-region>
        <text:changed-region xml:id="ct54383472" text:id="ct54383472">
          <text:deletion>
            <office:change-info>
              <dc:creator>Bob Jacobsen</dc:creator>
              <dc:date>2013-05-05T18:32:00</dc:date>
            </office:change-info>
            <text:p text:style-name="Standard">or not present </text:p>
          </text:deletion>
        </text:changed-region>
        <text:changed-region xml:id="ct54448096" text:id="ct54448096">
          <text:deletion>
            <office:change-info>
              <dc:creator>Bob Jacobsen</dc:creator>
              <dc:date>2013-05-04T12:07:00</dc:date>
            </office:change-info>
            <text:p text:style-name="Standard"><text:s/>other</text:p>
          </text:deletion>
        </text:changed-region>
        <text:changed-region xml:id="ct54444048" text:id="ct54444048">
          <text:insertion>
            <office:change-info>
              <dc:creator>Bob Jacobsen</dc:creator>
              <dc:date>2013-05-04T12:08:00</dc:date>
            </office:change-info>
          </text:insertion>
        </text:changed-region>
        <text:changed-region xml:id="ct54446944" text:id="ct54446944">
          <text:insertion>
            <office:change-info>
              <dc:creator>Bob Jacobsen</dc:creator>
              <dc:date>2013-05-04T12:07:00</dc:date>
            </office:change-info>
          </text:insertion>
        </text:changed-region>
        <text:changed-region xml:id="ct54453120" text:id="ct54453120">
          <text:insertion>
            <office:change-info>
              <dc:creator>Bob Jacobsen</dc:creator>
              <dc:date>2013-05-04T12:04:00</dc:date>
            </office:change-info>
          </text:insertion>
        </text:changed-region>
        <text:changed-region xml:id="ct54460176" text:id="ct54460176">
          <text:insertion>
            <office:change-info>
              <dc:creator>Bob Jacobsen</dc:creator>
              <dc:date>2013-05-04T12:09:00</dc:date>
            </office:change-info>
          </text:insertion>
        </text:changed-region>
        <text:changed-region xml:id="ct54460912" text:id="ct54460912">
          <text:insertion>
            <office:change-info>
              <dc:creator>Bob Jacobsen</dc:creator>
              <dc:date>2013-05-04T12:09:00</dc:date>
            </office:change-info>
          </text:insertion>
        </text:changed-region>
        <text:changed-region xml:id="ct54461072" text:id="ct54461072">
          <text:insertion>
            <office:change-info>
              <dc:creator>Bob Jacobsen</dc:creator>
              <dc:date>2013-05-04T12:10:00</dc:date>
            </office:change-info>
          </text:insertion>
        </text:changed-region>
        <text:changed-region xml:id="ct54461280" text:id="ct54461280">
          <text:insertion>
            <office:change-info>
              <dc:creator>Bob Jacobsen</dc:creator>
              <dc:date>2013-05-19T14:40:00</dc:date>
            </office:change-info>
          </text:insertion>
        </text:changed-region>
        <text:changed-region xml:id="ct54461472" text:id="ct54461472">
          <text:insertion>
            <office:change-info>
              <dc:creator>Bob Jacobsen</dc:creator>
              <dc:date>2013-05-19T14:41:00</dc:date>
            </office:change-info>
          </text:insertion>
        </text:changed-region>
        <text:changed-region xml:id="ct54461600" text:id="ct54461600">
          <text:insertion>
            <office:change-info>
              <dc:creator>Bob Jacobsen</dc:creator>
              <dc:date>2013-05-19T14:42:00</dc:date>
            </office:change-info>
          </text:insertion>
        </text:changed-region>
        <text:changed-region xml:id="ct54462080" text:id="ct54462080">
          <text:insertion>
            <office:change-info>
              <dc:creator>Bob Jacobsen</dc:creator>
              <dc:date>2013-05-19T14:43:00</dc:date>
            </office:change-info>
          </text:insertion>
        </text:changed-region>
        <text:changed-region xml:id="ct54462176" text:id="ct54462176">
          <text:insertion>
            <office:change-info>
              <dc:creator>Bob Jacobsen</dc:creator>
              <dc:date>2013-05-19T14:44:00</dc:date>
            </office:change-info>
          </text:insertion>
        </text:changed-region>
        <text:changed-region xml:id="ct54492848" text:id="ct54492848">
          <text:deletion>
            <office:change-info>
              <dc:creator>Bob Jacobsen</dc:creator>
              <dc:date>2013-05-04T12:04:00</dc:date>
            </office:change-info>
            <text:p text:style-name="Standard"/>
            <text:h text:style-name="Heading_20_3" text:outline-level="3" text:is-list-header="true">Legacy Function Control</text:h>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Rationale: Most digital systems offer multiple FX, each of which is numbered. 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7825970133689750038" text:style-name="L1">
              <text:list-item>
                <text:p text:style-name="P1">Function Group One: 5 (F0-F4)</text:p>
              </text:list-item>
              <text:list-item>
                <text:p text:style-name="P1">Function Group Two: 8 (F5-F12)</text:p>
              </text:list-item>
              <text:list-item>
                <text:p text:style-name="P1">Binary State Control: 32767 (15bits) (note: different address space!)</text:p>
              </text:list-item>
              <text:list-item>
                <text:p text:style-name="P1">Feature Expansion Command 11110: 8 (F13-F20)</text:p>
              </text:list-item>
              <text:list-item>
                <text:p text:style-name="P1">Feature Expansion Command 11111: 8 (F21-F28)</text:p>
              </text:list-item>
            </text:list>
            <text:p text:style-name="Standard">And in the future, perhaps even more. Possibly a lot more. There are just under 20 bits of address space available in the Feature Expansion Command Instruction for the potential manipulation of Binary State Controls.</text:p>
          </text:deletion>
        </text:changed-region>
        <text:changed-region xml:id="ct54492720" text:id="ct54492720">
          <text:deletion>
            <office:change-info>
              <dc:creator>Bob Jacobsen</dc:creator>
              <dc:date>2013-05-04T12:08:00</dc:date>
            </office:change-info>
            <text:p text:style-name="Standard"/>
            <text:h text:style-name="Heading_20_3" text:outline-level="3" text:is-list-header="true">Configuration</text:h>
            <text:p text:style-name="Standard">For DCC trains, there are two parts:</text:p>
            <text:list xml:id="list8532795595623282137" text:style-name="L2">
              <text:list-item>
                <text:p text:style-name="P2">CV access (with the added complexity of indexed and double-indexed Cvs)</text:p>
              </text:list-item>
              <text:list-item>
                <text:p text:style-name="P2">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54492592" text:id="ct54492592">
          <text:deletion>
            <office:change-info>
              <dc:creator>Bob Jacobsen</dc:creator>
              <dc:date>2013-05-04T12:10:00</dc:date>
            </office:change-info>
            <text:p text:style-name="Standard"/>
            <text:h text:style-name="Heading_20_2" text:outline-level="2" text:is-list-header="true">Legacy Train Operations</text:h>
          </text:deletion>
        </text:changed-region>
        <text:changed-region xml:id="ct54493280" text:id="ct54493280">
          <text:deletion>
            <office:change-info>
              <dc:creator>Bob Jacobsen</dc:creator>
              <dc:date>2013-05-04T12:10:00</dc:date>
            </office:change-info>
            <text:p text:style-name="Standard">The “Legacy” section immediately above needs to be simplified, or even better folded into earlier sections.</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2593575951183004879" text:style-name="L3">
        <text:list-item>
          <text:p text:style-name="P25">“Legacy Throttles” refers to throttles designed for use with extant DCC systems, e.g. a Digitrax DT402 or Lenz LH100.</text:p>
        </text:list-item>
        <text:list-item>
          <text:p text:style-name="P25">“Full-Featured Throttles” refers to full-featured native OpenLCB throttles with multi-line color screens and effectively unlimited processing power, e.g. a software throttle implemented on an iPad.</text:p>
        </text:list-item>
        <text:list-item>
          <text:p text:style-name="P25">“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2">“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4">“Consisting”: The running of multiple items together, e.g. three coupled engines, each with their own NodeID or DCC address, as a single locomotive. DCC systems provide this now in various ways and with various names.</text:p>
      <text:p text:style-name="P1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1864098359934621776" text:style-name="L4">
        <text:list-item>
          <text:p text:style-name="P26">Message Transfer Protocol</text:p>
        </text:list-item>
        <text:list-item>
          <text:p text:style-name="P26">Event Transfer Protocol</text:p>
        </text:list-item>
        <text:list-item>
          <text:p text:style-name="P26">Memory Configuration Protocol (optional?) and Datagram Protocol it depends on</text:p>
        </text:list-item>
        <text:list-item>
          <text:p text:style-name="P26"><text:soft-page-break/>CDI</text:p>
        </text:list-item>
        <text:list-item>
          <text:p text:style-name="P26">SNII and/or ACDI?</text:p>
        </text:list-item>
      </text:list>
      <text:p text:style-name="Standard">Float-16 is the half-precision numeric format defined by IEEE 754-2008. <text:change text:change-id="ct503218416"/><text:change-start text:change-id="ct479971312"/>This is the format that the GNU tool chain's<text:change-end text:change-id="ct479971312"/> -mfp16-format=ieee flag and __fp16 type<text:change text:change-id="ct500453136"/><text:change-start text:change-id="ct53773792"/> makes available on some CPU types.<text:change-end text:change-id="ct53773792"/></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3">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Configur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line-break/>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line-break/>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line-break/>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line-break/>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Standard">Manage Proxy</text:p>
          </table:table-cell>
          <table:table-cell table:style-name="Instructions.A2" table:number-rows-spanned="3" office:value-type="string">
            <text:p text:style-name="Standard">0x82</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Query<text:line-break/>0x03</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Configur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style-name="Table2.6">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style-name="Table2.6">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2" office:value-type="string">
            <text:p text:style-name="Standard">Manage Proxy Reply</text:p>
          </table:table-cell>
          <table:table-cell table:style-name="Table2.A2" table:number-rows-spanned="2" office:value-type="string">
            <text:p text:style-name="Standard">0x82</text:p>
          </table:table-cell>
          <table:table-cell table:style-name="Table2.A2" office:value-type="string">
            <text:p text:style-name="Table_20_Contents">Reserve Reply<text:line-break/>0x01</text:p>
          </table:table-cell>
          <table:table-cell table:style-name="Table2.A2"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Query Reply<text:line-break/>0x03</text:p>
          </table:table-cell>
          <table:table-cell table:style-name="Table2.A2" table:number-columns-spanned="2" office:value-type="string">
            <text:p text:style-name="Table_20_Contents">Max Number of Nodes</text:p>
          </table:table-cell>
          <table:covered-table-cell/>
          <table:table-cell table:style-name="Table2.A2" office:value-type="string">
            <text:p text:style-name="Table_20_Contents">Number of Nodes Now</text:p>
          </table:table-cell>
          <table:table-cell table:style-name="Table2.A2" office:value-type="string">
            <text:p text:style-name="Table_20_Contents">Max Number DCC addresses</text:p>
          </table:table-cell>
          <table:table-cell table:style-name="Table2.A2" office:value-type="string">
            <text:p text:style-name="Table_20_Contents">Number DCC addresses now</text:p>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text:soft-page-break/>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9">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h text:style-name="Heading_20_4" text:outline-level="4">Proxy-Specific</text:h>
      <text:p text:style-name="Standard">The 0x80 and 0x82 instructions are only for proxy nodes. <text:s/>The MSBit is tentatively reserved to indicate proxy-specific instructions.</text:p>
      <text:p text:style-name="Standard">Attach reply code: <text:s/>Zero <text:change text:change-id="ct54372544"/>means OK</text:p>
      <text:p text:style-name="Standard">Detach reply code: Zero <text:change text:change-id="ct54383472"/>means OK</text:p>
      <text:p text:style-name="Standard">Do we want to return the number of attached nodes/DCC addresses? </text:p>
      <text:p text:style-name="Standard">Error codes need to be defined.</text:p>
      <text:list xml:id="list6390444708660799519" text:style-name="L5">
        <text:list-item>
          <text:p text:style-name="P27">Allocation Failed, temporary (try again) handles race conditions <text:span text:style-name="T10">(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7">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text:soft-page-break/>way to go. Using datagrams is more protocol work, but leverages existing protocol support and moves the response to a lower priority.</text:p>
      <text:h text:style-name="Heading_20_2" text:outline-level="2">States</text:h>
      <text:p text:style-name="Standard">Full OpenLCB nodes:</text:p>
      <text:list xml:id="list5273166902420338290" text:style-name="L6">
        <text:list-item>
          <text:p text:style-name="P28">Set Speed – The speed set by a throttle, the content of the most recent “set speed” instruction</text:p>
        </text:list-item>
        <text:list-item>
          <text:p text:style-name="P28">Commanded Speed – the current speed that is intended. <text:s/>This may lag behind the set speed intentionally due to momentum settings, etc.</text:p>
        </text:list-item>
        <text:list-item>
          <text:p text:style-name="P28">Current Speed – a physical state, the speed at which the object is currently moving</text:p>
        </text:list-item>
      </text:list>
      <text:p text:style-name="Standard">Emergency stop is not a state.</text:p>
      <text:p text:style-name="Standard">Proxy Node States:</text:p>
      <text:list xml:id="list7261554698451466633" text:style-name="L7">
        <text:list-item>
          <text:p text:style-name="P29">Idle – not reserved and has neither nodes nor legacy addresses attached</text:p>
        </text:list-item>
        <text:list-item>
          <text:p text:style-name="P29">InUse – reserved and/or has node IDs and/or legacy addresses attached</text:p>
        </text:list-item>
      </text:list>
      <text:p text:style-name="Standard">The IsInUseProxy and IsIdleProxy Event IDs are used to indicate transitions in the state of a proxy node. <text:s/>Proxy nodes are created in Idle state.</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text:soft-page-break/>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2">“Function Definition Information”, similar in intent to Configu</text:span>ration Definition Information (CDI) is stored in XML format in address space 0xFA to provide user-oriented context. That includes:</text:p>
      <text:list xml:id="list2054976500256952596" text:style-name="L8">
        <text:list-item>
          <text:p text:style-name="P30">Memory layout of the function values, allowing for multiple data types from binary (one and off for lights) through integer values (for e.g. sound intensities) and strings (sign displays?).</text:p>
        </text:list-item>
        <text:list-item>
          <text:p text:style-name="P30">Function naming, so that a throttle can display useful names to the user such as "Bell", "Coupler Clank" and "Master Volume". This includes internationalization of those labels.</text:p>
        </text:list-item>
      </text:list>
      <text:p text:style-name="Standard">What else ne<text:span text:style-name="T12">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1">Survey of existing function names</text:span></text:a><text:span text:style-name="T5">).</text:span></text:p>
      <text:h text:style-name="Heading_20_2" text:outline-level="2"><text:soft-page-break/>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2">Function values are stored in the 0xF9 memory space. They are written using the memory configuration protocol or using the Set Function instruction.</text:p>
      <text:h text:style-name="Heading_20_3" text:outline-level="3">Train Configuration</text:h>
      <text:p text:style-name="P1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7">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7">One approach to standards in this area would be extend ACDI/SNIP. Those currently have a block for manufacturer identification, and a block for user identification. Those are both versioned. We could take (one of) several approaches:</text:p>
      <text:list xml:id="list4193560882071982628" text:style-name="L9">
        <text:list-item>
          <text:p text:style-name="P41">Extend them with a third block, only present when the node implements the train protocol (as seen in PIP). To allow later introduction of more types, this block would have some versioning/type information, but that's straightforward.</text:p>
        </text:list-item>
        <text:list-item>
          <text:p text:style-name="P41">Create a version 2 of the user block, which holds additional data. (This would be using 2 as a format identifier, rather than a version number; that might make versioning complicated)</text:p>
        </text:list-item>
      </text:list>
      <text:p text:style-name="P18"><text:span text:style-name="T5">Suitable content for a (first version of) this might be (from [ </text:span><text:a xlink:type="simple" xlink:href="http://jmri.org/JavaDoc/doc/jmri/jmrit/roster/RosterEntry.html"><text:span text:style-name="T13">http://jmri.org/JavaDoc/doc/jmri/jmrit/roster/RosterEntry.html</text:span></text:a><text:span text:style-name="T5"> JMRI roster], see also similar concepts in [rocrail.net RocRail]):</text:span></text:p>
      <text:list xml:id="list7440422939665994257" text:style-name="L10">
        <text:list-item>
          <text:p text:style-name="P42">Road Name</text:p>
        </text:list-item>
        <text:list-item>
          <text:p text:style-name="P42">Road Number</text:p>
        </text:list-item>
      </text:list>
      <text:p text:style-name="P17">(Manufacturer, model, owner description, comments, etc are already present in ACDI/SNI)</text:p>
      <text:p text:style-name="P17">For DCC locomotives, more terms might be desired:</text:p>
      <text:list xml:id="list5397650709490528261" text:style-name="L11">
        <text:list-item>
          <text:p text:style-name="P43">DCC Address</text:p>
        </text:list-item>
        <text:list-item>
          <text:p text:style-name="P43">Decoder Type (Manufacturer, model)</text:p>
        </text:list-item>
      </text:list>
      <text:p text:style-name="P16"/>
      <text:h text:style-name="Heading_20_3" text:outline-level="3">Train Identification</text:h>
      <text:p text:style-name="Standard">OpenLCB Train nodes use:</text:p>
      <text:list xml:id="list7293518750432408019" text:style-name="L12">
        <text:list-item>
          <text:p text:style-name="P31"><text:soft-page-break/>The Event Transport protocol to locate Train nodes</text:p>
        </text:list-item>
        <text:list-item>
          <text:p text:style-name="P31">PIP for enquiry about the support</text:p>
        </text:list-item>
        <text:list-item>
          <text:p text:style-name="P31">SNII and/or Memory configuration, CDI &amp; ACDI <text:s/>for identification of a specific train node.</text:p>
        </text:list-item>
      </text:list>
      <text:p text:style-name="P12">Trains are OpenLCB nodes just like any other. As such, they can take part in protocols such as Node Verification and Simple Node Information which allows other nodes to learn about them.</text:p>
      <text:p text:style-name="P12">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2">The train acquisition process simplifies locating desired train nodes so that small hand-held throttle nodes can efficiently take part. It does this using several approaches, which can be used as needed by throttles:</text:p>
      <text:list xml:id="list2606982037416664053" text:style-name="L13">
        <text:list-item>
          <text:p text:style-name="P32">Events are used to announce the existence and status of Train nodes</text:p>
        </text:list-item>
        <text:list-item>
          <text:p text:style-name="P32">Train nodes will generally implement the Simple Node Information protocol so that throttles can get basic, user-readable identification from them</text:p>
        </text:list-item>
        <text:list-item>
          <text:p text:style-name="P32">A search protocol is (being) defined to make it possible to locate individual Train nodes without having to read information from all of them</text:p>
        </text:list-item>
      </text:list>
      <text:p text:style-name="P12">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2">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3">here</text:span></text:a><text:span text:style-name="T5"> in pdf format and </text:span><text:a xlink:type="simple" xlink:href="http://www.mustangpeak.net/SearchProtocol.otd"><text:span text:style-name="T13">here</text:span></text:a><text:span text:style-name="T5"> in OpenOffice Writer.</text:span></text:p>
      <text:h text:style-name="Heading_20_4" text:outline-level="4">Proxy-Specific Details</text:h>
      <text:p text:style-name="P12">For locating all proxies and just idle or in use proxies, two well-known Event IDs are used:</text:p>
      <text:p text:style-name="P12">Proxy must produce the reserved event </text:p>
      <text:list xml:id="list6699740255130687440" text:style-name="L14">
        <text:list-item>
          <text:p text:style-name="P33">EventID 01.01.00.00.00.00.03.04 indicates the node is a proxy in Idle state</text:p>
        </text:list-item>
      </text:list>
      <text:list xml:id="list8034162622618264763" text:style-name="L15">
        <text:list-item>
          <text:p text:style-name="P34">Event ID 01.01.00.00.00.00.03.05 indicates the node is a proxy in InUse state</text:p>
        </text:list-item>
      </text:list>
      <text:p text:style-name="P12"><text:soft-page-break/>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2"><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text:soft-page-break/>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text:change text:change-id="ct54448096"/> of them. A mixture of memory configuration and CDI<text:change-start text:change-id="ct54444048"/>-like definition information<text:change-end text:change-id="ct54444048"/> should do just fine. It just means that we need to find a way to include clueing information for the throttles on e.g. what to present.</text:p>
      <text:p text:style-name="Standard"><text:change-start text:change-id="ct54446944"/>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text:change-end text:change-id="ct54446944"/>Function values are stored in the 0xF9 memory space. "Function Definition Information", similar in intent to Configuration Definition Information (CDI) is stored in XML format in address space 0xFA to provide user-oriented context. That includes:</text:p>
      <text:list xml:id="list4245281145548549704" text:style-name="L16">
        <text:list-item>
          <text:p text:style-name="P35">Memory layout of the function values, allowing for multiple data types from binary (one and off for lights) through integer values (for e.g. sound intensities) and strings (sign displays?).</text:p>
        </text:list-item>
        <text:list-item>
          <text:p text:style-name="P35">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text:soft-page-break/>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2">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4">OpenLCB makes a clean separation between functions, which are the control operations, and all configuration &amp; physical information, which lives in the memory configuration and CDI. If there's to be a mapping, it's defined through the CDI.<text:change-start text:change-id="ct54453120"/></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694092027" text:continue-list="list7825970133689750038" text:style-name="L1">
        <text:list-item>
          <text:p text:style-name="P1"><text:soft-page-break/>Function Group One: 5 (F0-F4)</text:p>
        </text:list-item>
        <text:list-item>
          <text:p text:style-name="P1">Function Group Two: 8 (F5-F12)</text:p>
        </text:list-item>
        <text:list-item>
          <text:p text:style-name="P1">Binary State Control: 32767 (15bits) (note: different address space!)</text:p>
        </text:list-item>
        <text:list-item>
          <text:p text:style-name="P1">Feature Expansion Command 11110: 8 (F13-F20)</text:p>
        </text:list-item>
        <text:list-item>
          <text:p text:style-name="P1">Feature Expansion Command 11111: 8 (F21-F28)</text:p>
        </text:list-item>
      </text:list>
      <text:p text:style-name="P14">And in the future, perhaps even more. Possibly a lot more. There are just under 20 bits of address space available in the Feature Expansion Command Instruction for the potential manipulation of Binary State Controls.<text:change-end text:change-id="ct54453120"/></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516201401841691403" text:style-name="L17">
        <text:list-item>
          <text:p text:style-name="P36">Road Name</text:p>
        </text:list-item>
        <text:list-item>
          <text:p text:style-name="P36">Road Number</text:p>
        </text:list-item>
        <text:list-item>
          <text:p text:style-name="P36">(Manufacturer, model, owner description, comments, etc are already present in ACDI/SNI)</text:p>
        </text:list-item>
        <text:list-item>
          <text:p text:style-name="P36">For DCC locomotives, more terms might be desired:</text:p>
        </text:list-item>
        <text:list-item>
          <text:p text:style-name="P36">DCC Address</text:p>
        </text:list-item>
        <text:list-item>
          <text:p text:style-name="P36">Decoder Type (Manufacturer, model)</text:p>
        </text:list-item>
      </text:list>
      <text:h text:style-name="Heading_20_3" text:outline-level="3"><text:change-start text:change-id="ct54460176"/><text:soft-page-break/>Legacy DCC Configuration</text:h>
      <text:p text:style-name="Standard">For DCC trains, there are two parts:</text:p>
      <text:list xml:id="list2065568601" text:continue-list="list8532795595623282137" text:style-name="L2">
        <text:list-item>
          <text:p text:style-name="P2">CV access (with the added complexity of indexed and double-indexed Cvs)</text:p>
        </text:list-item>
        <text:list-item>
          <text:p text:style-name="P2">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p>
      <text:h text:style-name="Heading_20_2" text:outline-level="2"><text:change-end text:change-id="ct54460176"/>How to find human-readable loco information</text:h>
      <text:p text:style-name="Standard">e.g. SNII for getting the name of a real loco, DCC loco<text:change-start text:change-id="ct54460912"/>. Examples of how <text:change-end text:change-id="ct54460912"/><text:change-start text:change-id="ct54461072"/>to provide a human-readable roster on the throttle. <text:s/>Interactions with configuration.<text:change-end text:change-id="ct54461072"/><text:change-start text:change-id="ct54461280"/></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ext:soft-page-break/>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change-end text:change-id="ct54461280"/><text:change-start text:change-id="ct54461472"/></text:p>
      <text:p text:style-name="Standard"><text:change-end text:change-id="ct54461472"/><text:change-start text:change-id="ct54461600"/>Note that SNII/ACDI defines a <text:change-end text:change-id="ct54461600"/><text:change-start text:change-id="ct54462080"/>manufacturer as &lt; 41 bytes, model name &lt; 41 bytes, hardware &amp; software versions &lt; 21, node name &lt; 63 bytes, node description &lt; 64 bytes (including terminating null), much more of t<text:change-end text:change-id="ct54462080"/><text:change-start text:change-id="ct54462176"/>han Balazs' example.<text:change-end text:change-id="ct54462176"/></text:p>
      <text:h text:style-name="Heading_20_2" text:outline-level="2">Consisting</text:h>
      <text:p text:style-name="Standard">Consisting is a process familiar to model railroaders, who use it for many purposes:</text:p>
      <text:list xml:id="list5974876620017544070" text:style-name="L18">
        <text:list-item>
          <text:p text:style-name="P37">Run multiple diesel engines together as a model MU</text:p>
        </text:list-item>
        <text:list-item>
          <text:p text:style-name="P37">Run helper locomotives together due to a shortage of (real) engineers</text:p>
        </text:list-item>
        <text:list-item>
          <text:p text:style-name="P37">Connect multiple pieces of rolling stock (passenger cars, cabooses) together to make it easier to control sound and lighting effects</text:p>
        </text:list-item>
        <text:list-item>
          <text:p text:style-name="P37">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315122853518312028" text:style-name="L19">
        <text:list-item>
          <text:p text:style-name="P38">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8">Function Control - Although the setup process may be able to map or reassign functions in the consist-member nodes, in the end this protocol is just a pass-through of the function instructions and memory access protocol operations.</text:p>
        </text:list-item>
        <text:list-item>
          <text:p text:style-name="P38">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38"><text:soft-page-break/>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5587685100704074517" text:style-name="L20">
        <text:list-item>
          <text:p text:style-name="P39">It is created. <text:s/>This might be when a physical node (the proxy or a physical node hosting a number of proxies within it) comes up, or it might be produced as needed.</text:p>
        </text:list-item>
        <text:list-item>
          <text:p text:style-name="P39">A node reserves it. <text:s/>This ensures that only one node does the configuration of the proxy.</text:p>
        </text:list-item>
        <text:list-item>
          <text:p text:style-name="P39">The reserving node attaches one or more DCC addresses or Node IDs to the proxy. These are the items that the proxy will operate.</text:p>
        </text:list-item>
        <text:list-item>
          <text:p text:style-name="P39">The reserving node releases the proxy node.</text:p>
        </text:list-item>
        <text:list-item>
          <text:p text:style-name="P39">The proxy is used to operate the equipment at that attached address(es). (Although this is optional, it's the whole point of having the proxy)</text:p>
        </text:list-item>
        <text:list-item>
          <text:p text:style-name="P39">A node reserves it, to ensure it's the only node changing the configuration.</text:p>
        </text:list-item>
        <text:list-item>
          <text:p text:style-name="P39">The reserving node deallocate the addresses from it. <text:s/></text:p>
        </text:list-item>
        <text:list-item>
          <text:p text:style-name="P39">The reserving node releases the proxy node. When/if the last address and Node ID have been deallocated, the proxy is now idle.</text:p>
        </text:list-item>
        <text:list-item>
          <text:p text:style-name="P39">(Items 2 through 8 are a loop, and can happen multiple times)</text:p>
        </text:list-item>
        <text:list-item>
          <text:p text:style-name="P39">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ext:soft-page-break/>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p text:style-name="Standard"><draw:frame draw:style-name="fr2" draw:name="graphics2" text:anchor-type="paragraph" svg:width="5.5047in" svg:height="6.4035in" draw:z-index="28"><draw:image xlink:href="../mscgen/TractionAllocateProxy.png" xlink:type="simple" xlink:show="embed" xlink:actuate="onLoad"/></draw:frame><text:soft-page-break/></text:p>
      <text:p text:style-name="Caption">Allocate, use and release a proxy </text:p>
      <text:p text:style-name="Caption"><draw:frame draw:style-name="fr2" draw:name="graphics4" text:anchor-type="paragraph" svg:width="5.5047in" svg:height="5.5228in" draw:z-index="30"><draw:image xlink:href="../mscgen/TractionAllocateProxyAfterSearch.png" xlink:type="simple" xlink:show="embed" xlink:actuate="onLoad"/></draw:frame><text:soft-page-break/>Finding a proxy to allocate</text:p>
      <text:h text:style-name="Heading_20_3" text:outline-level="3">Collisions During Allocation</text:h>
      <text:p text:style-name="Standard">You have to check the reply code and try again. That might mean inquiring for a new proxy idle proxy.</text:p>
      <text:p text:style-name="Caption"><draw:frame draw:style-name="fr2" draw:name="graphics3" text:anchor-type="paragraph" svg:width="5.5047in" svg:height="3.7618in" draw:z-index="29"><draw:image xlink:href="../mscgen/TractionAllocateProxyCollision.png" xlink:type="simple" xlink:show="embed" xlink:actuate="onLoad"/></draw:frame><text:soft-page-break/>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2274053800828902929" text:style-name="L21">
        <text:list-item>
          <text:p text:style-name="P40">OpenLCB</text:p>
        </text:list-item>
        <text:list-item>
          <text:p text:style-name="P40">DC</text:p>
          <text:list>
            <text:list-item>
              <text:p text:style-name="P40">With or without extensions for high-frequency constant lighting</text:p>
            </text:list-item>
            <text:list-item>
              <text:p text:style-name="P40">With or without extensions for three-rail control (eliminates need for reversing loops)</text:p>
            </text:list-item>
          </text:list>
        </text:list-item>
        <text:list-item>
          <text:p text:style-name="P40">DCC</text:p>
        </text:list-item>
        <text:list-item>
          <text:p text:style-name="P40">Märklin Digital (old and new)</text:p>
        </text:list-item>
        <text:list-item>
          <text:p text:style-name="P40">Märklin DELTA (is this a subset of Märklin Digital, or something different?)</text:p>
        </text:list-item>
        <text:list-item>
          <text:p text:style-name="P40">Märklin Digital (2004 w/ESU)</text:p>
        </text:list-item>
        <text:list-item>
          <text:p text:style-name="P40">Selectrix</text:p>
        </text:list-item>
        <text:list-item>
          <text:p text:style-name="P40">MTH DCS</text:p>
        </text:list-item>
        <text:list-item>
          <text:p text:style-name="P40">Lionel LCS/TMCC</text:p>
        </text:list-item>
        <text:list-item>
          <text:p text:style-name="P40">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change text:change-id="ct54492848"/><text:change text:change-id="ct54492720"/><text:change text:change-id="ct54492592"/></text:p>
      <text:h text:style-name="Heading_20_2" text:outline-level="2">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text:soft-page-break/>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To Do</text:h>
      <text:p text:style-name="Standard"><text:change text:change-id="ct54493280"/>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22"><text:s/>1.1 Terminology<text:tab/>1</text:p>
          <text:p text:style-name="P22"><text:s/>1.2 Served Use Cases<text:tab/>2</text:p>
          <text:p text:style-name="P21"><text:s/>1.2.1 Train Operation<text:tab/>2</text:p>
          <text:p text:style-name="P21"><text:s/>1.2.2 Large Modular Layout<text:tab/>2</text:p>
          <text:p text:style-name="P21"><text:s/>1.2.3 Train on New Layout<text:tab/>2</text:p>
          <text:p text:style-name="P21"><text:s/>1.2.4 Legacy Train on New Layout<text:tab/>3</text:p>
          <text:p text:style-name="P22"><text:s/>1.3 Unserved Use Cases<text:tab/>3</text:p>
          <text:p text:style-name="P21"><text:s/>1.3.1 Multiple Independent Command Stations<text:tab/>3</text:p>
          <text:p text:style-name="P21"><text:s/>1.3.2 Improved Legacy Addressing<text:tab/>3</text:p>
          <text:p text:style-name="P21"><text:s/>1.3.3 Third-Party Communications<text:tab/>3</text:p>
          <text:p text:style-name="P19"><text:s/>2 Specified Sections<text:tab/>3</text:p>
          <text:p text:style-name="P22"><text:s/>2.1 Introduction<text:tab/>3</text:p>
          <text:p text:style-name="P22"><text:s/>2.2 Intended Use<text:tab/>3</text:p>
          <text:p text:style-name="P22"><text:s/>2.3 Reference and Context<text:tab/>3</text:p>
          <text:p text:style-name="P22"><text:s/>2.4 Message Formats<text:tab/>4</text:p>
          <text:p text:style-name="P21"><text:s/>2.4.1 Defined Event IDs<text:tab/>4</text:p>
          <text:p text:style-name="P21"><text:s/>2.4.2 Traction Control Command Message<text:tab/>4</text:p>
          <text:p text:style-name="P21"><text:s/>2.4.3 Traction Control Reply Message<text:tab/>6</text:p>
          <text:p text:style-name="P20"><text:s/>2.4.3.1 Proxy-Specific<text:tab/>8</text:p>
          <text:p text:style-name="P22"><text:s/>2.5 States<text:tab/>9</text:p>
          <text:p text:style-name="P22"><text:s/>2.6 Memory Spaces<text:tab/>9</text:p>
          <text:p text:style-name="P21"><text:s/>2.6.1 Configuration Information<text:tab/>9</text:p>
          <text:p text:style-name="P21"><text:s/>2.6.2 CDI<text:tab/>9</text:p>
          <text:p text:style-name="P21"><text:s/>2.6.3 Function Information 0xF9<text:tab/>9</text:p>
          <text:p text:style-name="P21"><text:s/>2.6.4 Function Definition Information FDI 0xFA<text:tab/>10</text:p>
          <text:p text:style-name="P22"><text:s/>2.7 Interactions<text:tab/>11</text:p>
          <text:p text:style-name="P21"><text:s/>2.7.1 Emergency Stop<text:tab/>11</text:p>
          <text:p text:style-name="P21"><text:s/>2.7.2 Function Operation<text:tab/>11</text:p>
          <text:p text:style-name="P21"><text:s/>2.7.3 Train Configuration<text:tab/>11</text:p>
          <text:p text:style-name="P21"><text:s/>2.7.4 Train Identification<text:tab/>11</text:p>
          <text:p text:style-name="P20"><text:s/>2.7.4.1 Proxy-Specific Details<text:tab/>12</text:p>
          <text:p text:style-name="P19"><text:s/>3 Background Information<text:tab/>13</text:p>
          <text:p text:style-name="P22"><text:s/>3.1 Speed Control<text:tab/>13</text:p>
          <text:p text:style-name="P22"><text:s/>3.2 Function Control<text:tab/>14</text:p>
          <text:p text:style-name="P21"><text:s/>3.2.1 Outputs vs Functions<text:tab/>15</text:p>
          <text:p text:style-name="P21"><text:s/>3.2.2 Legacy Function Control<text:tab/>15</text:p>
          <text:p text:style-name="P22"><text:s/>3.3 Configuration<text:tab/>16</text:p>
          <text:p text:style-name="P21"><text:s/>3.3.1 Legacy DCC Configuration<text:tab/>17</text:p>
          <text:p text:style-name="P22"><text:s/>3.4 How to find human-readable loco information<text:tab/>18</text:p>
          <text:p text:style-name="P22"><text:s/>3.5 Consisting<text:tab/>18</text:p>
          <text:p text:style-name="P22"><text:s/>3.6 Proxies<text:tab/>19</text:p>
          <text:p text:style-name="P21"><text:s/>3.6.1 Lifecycle &amp; Location<text:tab/>19</text:p>
          <text:p text:style-name="P21"><text:s/>3.6.2 Collisions During Allocation<text:tab/>21</text:p>
          <text:p text:style-name="P21"><text:soft-page-break/><text:s/>3.6.3 Legacy Protocol Proxies<text:tab/>22</text:p>
          <text:p text:style-name="P22"><text:s/>3.7 Legacy Throttles and Throttle Busses<text:tab/>23</text:p>
          <text:p text:style-name="P19"><text:s/>4 To Do<text:tab/>2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27</text:page-count></text:span></text:span><text:span text:style-name="Page_20_Number"><text:span text:style-name="MT2"> - </text:span></text:span><text:span text:style-name="Page_20_Number"><text:span text:style-name="MT2"><text:date style:data-style-name="N75" text:date-value="2013-08-01T21:43:10">Aug 1,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8-01T21:43:10">Aug 1,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7</text:page-count></text:span></text:span><text:span text:style-name="Page_20_Number"><text:span text:style-name="MT4"> - </text:span></text:span><text:span text:style-name="Page_20_Number"><text:span text:style-name="MT4"><text:date style:data-style-name="N75" text:date-value="2013-08-01T21:43:10">Aug 1,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47</meta:editing-cycles>
    <meta:editing-duration>P1DT18H27M44S</meta:editing-duration>
    <meta:generator>OpenOffice.org/3.4.1$Unix OpenOffice.org_project/341m1$Build-9593</meta:generator>
    <dc:date>2013-08-01T21:43:10</dc:date>
    <dc:creator>Bob Jacobsen</dc:creator>
    <meta:printed-by>Bob Jacobsen</meta:printed-by>
    <meta:print-date>2013-05-02T11:02:19</meta:print-date>
    <meta:document-statistic meta:table-count="4" meta:image-count="4" meta:object-count="0" meta:page-count="27" meta:paragraph-count="495" meta:word-count="10040" meta:character-count="60886"/>
    <meta:user-defined meta:name="Info 1"/>
    <meta:user-defined meta:name="Info 2"/>
    <meta:user-defined meta:name="Info 3"/>
    <meta:user-defined meta:name="Info 4"/>
  </office:meta>
</office:document-meta>
</file>